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1.2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ce1" office:value-type="percentage" office:value="0.95" calcext:value-type="percentage">
            <text:p>95.00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tOnceUsers-4000</text:p>
          </table:table-cell>
          <table:table-cell office:value-type="float" office:value="11122" calcext:value-type="float">
            <text:p>11122</text:p>
          </table:table-cell>
          <table:table-cell office:value-type="float" office:value="20892" calcext:value-type="float">
            <text:p>20892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constantUsersPerSec-20-randomized-5min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5min 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1min – OUTLIER</text:p>
          </table:table-cell>
          <table:table-cell office:value-type="float" office:value="1015" calcext:value-type="float">
            <text:p>1015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65-randomized-1min</text:p>
          </table:table-cell>
          <table:table-cell office:value-type="float" office:value="168" calcext:value-type="float">
            <text:p>16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</text:p>
          </table:table-cell>
          <table:table-cell office:value-type="float" office:value="175" calcext:value-type="float">
            <text:p>17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 2 OUTLIER</text:p>
          </table:table-cell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</text:p>
          </table:table-cell>
          <table:table-cell office:value-type="float" office:value="196" calcext:value-type="float">
            <text:p>19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 2</text:p>
          </table:table-cell>
          <table:table-cell office:value-type="float" office:value="194" calcext:value-type="float">
            <text:p>194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</text:p>
          </table:table-cell>
          <table:table-cell office:value-type="float" office:value="181" calcext:value-type="float">
            <text:p>1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 2 OUTLIER</text:p>
          </table:table-cell>
          <table:table-cell office:value-type="float" office:value="319" calcext:value-type="float">
            <text:p>31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6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80-randomized-5min</text:p>
          </table:table-cell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randomized-5min</text:p>
          </table:table-cell>
          <table:table-cell office:value-type="float" office:value="177" calcext:value-type="float">
            <text:p>177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30-randomized-5min</text:p>
          </table:table-cell>
          <table:table-cell office:value-type="float" office:value="186" calcext:value-type="float">
            <text:p>186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2</text:p>
          </table:table-cell>
          <table:table-cell office:value-type="float" office:value="198" calcext:value-type="float">
            <text:p>198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3</text:p>
          </table:table-cell>
          <table:table-cell office:value-type="float" office:value="188" calcext:value-type="float">
            <text:p>188</text:p>
          </table:table-cell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4</text:p>
          </table:table-cell>
          <table:table-cell office:value-type="float" office:value="179" calcext:value-type="float">
            <text:p>179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50-randomized-5min</text:p>
          </table:table-cell>
          <table:table-cell office:value-type="float" office:value="184" calcext:value-type="float">
            <text:p>184</text:p>
          </table:table-cell>
          <table:table-cell office:value-type="float" office:value="4972" calcext:value-type="float">
            <text:p>4972</text:p>
          </table:table-cell>
          <table:table-cell/>
        </table:table-row>
        <table:table-row table:style-name="ro1">
          <table:table-cell office:value-type="string" calcext:value-type="string">
            <text:p>constantUsersPerSec-260-randomized-5min</text:p>
          </table:table-cell>
          <table:table-cell office:value-type="float" office:value="285" calcext:value-type="float">
            <text:p>285</text:p>
          </table:table-cell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80-randomized-5min</text:p>
          </table:table-cell>
          <table:table-cell office:value-type="float" office:value="346" calcext:value-type="float">
            <text:p>346</text:p>
          </table:table-cell>
          <table:table-cell office:value-type="float" office:value="19814" calcext:value-type="float">
            <text:p>198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UsersPerSec-300-randomized-5min</text:p>
          </table:table-cell>
          <table:table-cell office:value-type="float" office:value="232" calcext:value-type="float">
            <text:p>232</text:p>
          </table:table-cell>
          <table:table-cell office:value-type="float" office:value="18642" calcext:value-type="float">
            <text:p>18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antUsersPerSec-300-randomized-5min 2</text:p>
          </table:table-cell>
          <table:table-cell office:value-type="float" office:value="485" calcext:value-type="float">
            <text:p>485</text:p>
          </table:table-cell>
          <table:table-cell office:value-type="float" office:value="10510" calcext:value-type="float">
            <text:p>105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p200-5sec</text:p>
          </table:table-cell>
          <table:table-cell office:value-type="float" office:value="188" calcext:value-type="float">
            <text:p>18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200-5sec-then-constantUsersPerSec-20-2min</text:p>
          </table:table-cell>
          <table:table-cell office:value-type="float" office:value="165" calcext:value-type="float">
            <text:p>16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500-15 seconds-then-ramp-20-30-1min-20-50 -1min</text:p>
          </table:table-cell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3000-30-seconds-20-50-1min-20-80-1min</text:p>
          </table:table-cell>
          <table:table-cell office:value-type="float" office:value="167" calcext:value-type="float">
            <text:p>167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9000-1min-ramp-70-100-1min-ramp-100-60-1 min</text:p>
          </table:table-cell>
          <table:table-cell office:value-type="float" office:value="173" calcext:value-type="float">
            <text:p>173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60-2min-170-60-2min ***</text:p>
          </table:table-cell>
          <table:table-cell office:value-type="float" office:value="176" calcext:value-type="float">
            <text:p>176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80-2min-ramp-180-60-2-min</text:p>
          </table:table-cell>
          <table:table-cell office:value-type="float" office:value="184" calcext:value-type="float">
            <text:p>184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8000-1min-90-120 -2min-100-60-1min</text:p>
          </table:table-cell>
          <table:table-cell office:value-type="float" office:value="530" calcext:value-type="float">
            <text:p>530</text:p>
          </table:table-cell>
          <table:table-cell office:value-type="float" office:value="9446" calcext:value-type="float">
            <text:p>9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80-1min-usersAtOnce-2000-constantUsersPerSec-80-1min</text:p>
          </table:table-cell>
          <table:table-cell office:value-type="float" office:value="10001" calcext:value-type="float">
            <text:p>10001</text:p>
          </table:table-cell>
          <table:table-cell office:value-type="float" office:value="16869" calcext:value-type="float">
            <text:p>16869</text:p>
          </table:table-cell>
          <table:table-cell table:style-name="ce1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constantUsersPerSec-80-1min-usersAtOnce-1000-constantUsersPerSec-80-1m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57:29.467593249</meta:creation-date>
    <dc:date>2020-02-06T19:13:34.430493789</dc:date>
    <meta:editing-duration>PT23M31S</meta:editing-duration>
    <meta:editing-cycles>7</meta:editing-cycles>
    <meta:generator>LibreOffice/6.0.7.3$Linux_X86_64 LibreOffice_project/00m0$Build-3</meta:generator>
    <meta:document-statistic meta:table-count="1" meta:cell-count="136" meta:object-count="0"/>
  </office:meta>
</office:document-meta>
</file>